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d5" officeooo:paragraph-rsid="00124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able de mettre 3 anchors en meme temps avec un TAG.</text:p>
      <text:p text:style-name="P1"/>
      <text:p text:style-name="P1">Le mode de connexion n’a pas eu de difference remarquable a mes yeux ni a ceux de cette personne : https://www.youtube.com/watch?v=-GNkobAxao0&amp;ab_channel=PlayfulTechnolog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6:59:36.510975893</meta:creation-date>
    <dc:date>2025-09-03T17:01:52.841823484</dc:date>
    <meta:editing-duration>PT2M16S</meta:editing-duration>
    <meta:editing-cycles>1</meta:editing-cycles>
    <meta:document-statistic meta:table-count="0" meta:image-count="0" meta:object-count="0" meta:page-count="1" meta:paragraph-count="2" meta:word-count="32" meta:character-count="225" meta:non-whitespace-character-count="195"/>
    <meta:generator>LibreOffice/24.2.7.2$Linux_X86_64 LibreOffice_project/420$Build-2</meta:generator>
  </office:meta>
</office:document-meta>
</file>